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0.6311in"/>
    </style:style>
    <style:style style:name="co4" style:family="table-column">
      <style:table-column-properties fo:break-before="auto" style:column-width="0.5098in"/>
    </style:style>
    <style:style style:name="co5" style:family="table-column">
      <style:table-column-properties fo:break-before="auto" style:column-width="0.6756in"/>
    </style:style>
    <style:style style:name="co6" style:family="table-column">
      <style:table-column-properties fo:break-before="auto" style:column-width="0.5756in"/>
    </style:style>
    <style:style style:name="co7" style:family="table-column">
      <style:table-column-properties fo:break-before="auto" style:column-width="0.4654in"/>
    </style:style>
    <style:style style:name="co8" style:family="table-column">
      <style:table-column-properties fo:break-before="auto" style:column-width="0.7756in"/>
    </style:style>
    <style:style style:name="co9" style:family="table-column">
      <style:table-column-properties fo:break-before="auto" style:column-width="0.8535in"/>
    </style:style>
    <style:style style:name="co10" style:family="table-column">
      <style:table-column-properties fo:break-before="auto" style:column-width="0.4984in"/>
    </style:style>
    <style:style style:name="co11" style:family="table-column">
      <style:table-column-properties fo:break-before="auto" style:column-width="0.4429in"/>
    </style:style>
    <style:style style:name="co12" style:family="table-column">
      <style:table-column-properties fo:break-before="auto" style:column-width="1.075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Details">
      <style:table-properties table:display="true" style:writing-mode="lr-tb"/>
    </style:style>
    <style:style style:name="ta2" style:family="table" style:master-page-name="PageStyle_5f_Week_20_1">
      <style:table-properties table:display="true" style:writing-mode="lr-tb"/>
    </style:style>
    <style:style style:name="ta3" style:family="table" style:master-page-name="PageStyle_5f_Week_20_2">
      <style:table-properties table:display="true" style:writing-mode="lr-tb"/>
    </style:style>
    <style:style style:name="ta4" style:family="table" style:master-page-name="PageStyle_5f_Week_20_3">
      <style:table-properties table:display="true" style:writing-mode="lr-tb"/>
    </style:style>
    <style:style style:name="ta5" style:family="table" style:master-page-name="PageStyle_5f_Deload">
      <style:table-properties table:display="true" style:writing-mode="lr-tb"/>
    </style:style>
    <number:number-style style:name="N10002" number:language="nb" number:country="NO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a9d18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 style:data-style-name="N10010"/>
    <style:style style:name="ce7" style:family="table-cell" style:parent-style-name="Excel_20_Built-in_20_Normal" style:data-style-name="N10000"/>
    <style:style style:name="ce8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rotation-align="none"/>
    </style:style>
    <style:style style:name="ce13" style:family="table-cell" style:parent-style-name="Excel_20_Built-in_20_Normal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4" style:family="table-cell" style:parent-style-name="Excel_20_Built-in_20_Normal">
      <style:table-cell-properties fo:background-color="#9dc3e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5" style:family="table-cell" style:parent-style-name="Excel_20_Built-in_20_Normal">
      <style:table-cell-properties fo:background-color="#9dc3e6"/>
    </style:style>
    <style:style style:name="ce16" style:family="table-cell" style:parent-style-name="Excel_20_Built-in_20_Normal">
      <style:table-cell-properties fo:background-color="#a9d18e" style:diagonal-bl-tr="none" style:diagonal-tl-br="none" style:rotation-align="none"/>
    </style:style>
    <style:style style:name="ce17" style:family="table-cell" style:parent-style-name="Excel_20_Built-in_20_Normal">
      <style:table-cell-properties fo:background-color="#9dc3e6" style:diagonal-bl-tr="none" style:diagonal-tl-br="none" style:rotation-align="none"/>
    </style:style>
    <style:style style:name="ce18" style:family="table-cell" style:parent-style-name="Excel_20_Built-in_20_Normal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20" style:family="table-cell" style:parent-style-name="Excel_20_Built-in_20_Normal">
      <style:table-cell-properties fo:border-bottom="none" fo:background-color="#a9d18e" style:diagonal-bl-tr="none" style:diagonal-tl-br="none" fo:border-left="0.99pt solid #000000" fo:border-right="none" style:rotation-align="none" fo:border-top="none"/>
    </style:style>
    <style:style style:name="ce21" style:family="table-cell" style:parent-style-name="Excel_20_Built-in_20_Normal">
      <style:table-cell-properties fo:border-bottom="0.99pt solid #000000" fo:background-color="#a9d18e" style:diagonal-bl-tr="none" style:diagonal-tl-br="none" fo:border-left="0.99pt solid #000000" fo:border-right="none" style:rotation-align="none" fo:border-top="none"/>
    </style:style>
    <style:style style:name="ce22" style:family="table-cell" style:parent-style-name="Excel_20_Built-in_20_Normal">
      <style:table-cell-properties fo:border-bottom="none" fo:background-color="#a9d18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9dc3e6" style:diagonal-bl-tr="none" style:diagonal-tl-br="none" fo:border-left="0.99pt solid #000000" fo:border-right="none" style:rotation-align="none" fo:border-top="none"/>
    </style:style>
    <style:style style:name="ce25" style:family="table-cell" style:parent-style-name="Excel_20_Built-in_20_Normal">
      <style:table-cell-properties fo:background-color="#a9d18e"/>
    </style:style>
    <style:style style:name="ce26" style:family="table-cell" style:parent-style-name="Excel_20_Built-in_20_Normal">
      <style:table-cell-properties fo:border-bottom="0.99pt solid #000000" fo:background-color="#a9d18e" style:diagonal-bl-tr="none" style:diagonal-tl-br="none" fo:border-left="none" fo:border-right="none" style:rotation-align="none" fo:border-top="none"/>
    </style:style>
    <style:style style:name="ce2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30" style:family="table-cell" style:parent-style-name="Excel_20_Built-in_20_Normal">
      <style:table-cell-properties fo:border-bottom="none" fo:background-color="#a9d18e" style:diagonal-bl-tr="none" style:diagonal-tl-br="none" fo:border-left="none" fo:border-right="0.99pt solid #000000" style:rotation-align="none" fo:border-top="none"/>
    </style:style>
    <style:style style:name="ce31" style:family="table-cell" style:parent-style-name="Excel_20_Built-in_20_Normal">
      <style:table-cell-properties fo:border-bottom="none" fo:background-color="#9dc3e6" style:diagonal-bl-tr="none" style:diagonal-tl-br="none" fo:border-left="none" fo:border-right="0.99pt solid #000000" style:rotation-align="none" fo:border-top="none"/>
    </style:style>
    <style:style style:name="ce32" style:family="table-cell" style:parent-style-name="Excel_20_Built-in_20_Normal">
      <style:table-cell-properties fo:border-bottom="none" style:diagonal-bl-tr="none" style:diagonal-tl-br="none" fo:background-color="transparent" fo:border-left="none" fo:border-right="0.99pt solid #000000" style:rotation-align="none" fo:border-top="none"/>
    </style:style>
    <style:style style:name="ce33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tails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7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ndreas</text:p>
          </table:table-cell>
          <table:table-cell table:number-columns-repeated="1022"/>
        </table:table-row>
        <table:table-row table:style-name="ro2">
          <table:table-cell table:number-columns-repeated="9"/>
          <table:table-cell table:style-name="ce8" office:value-type="string" calcext:value-type="string">
            <text:p>Maxes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Squat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Press</text:p>
          </table:table-cell>
          <table:table-cell table:style-name="ce2" office:value-type="string" calcext:value-type="string">
            <text:p>Dips</text:p>
          </table:table-cell>
          <table:table-cell table:style-name="ce2" office:value-type="string" calcext:value-type="string">
            <text:p>Chins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1RM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92.5" calcext:value-type="float">
            <text:p>92,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Squat</text:p>
          </table:table-cell>
          <table:table-cell table:style-name="ce10"/>
          <table:table-cell table:style-name="ce12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TM</text:p>
          </table:table-cell>
          <table:table-cell table:formula="of:=(ROUNDUP(squatPR*TMpercent/2.5;0)*2.5)+addTMsquat" office:value-type="float" office:value="132.5" calcext:value-type="float">
            <text:p>132,5</text:p>
          </table:table-cell>
          <table:table-cell table:formula="of:=(ROUNDUP(deadliftPR*TMpercent/2.5;0)*2.5)+addTMdeadlift" office:value-type="float" office:value="175" calcext:value-type="float">
            <text:p>175</text:p>
          </table:table-cell>
          <table:table-cell table:formula="of:=(ROUNDUP(benchPR*TMpercent/2.5;0)*2.5)+addTMbench" office:value-type="float" office:value="97.5" calcext:value-type="float">
            <text:p>97,5</text:p>
          </table:table-cell>
          <table:table-cell table:formula="of:=(ROUNDUP(pressPR*TMpercent/2.5;0)*2.5)+addTMpress" office:value-type="float" office:value="55" calcext:value-type="float">
            <text:p>55</text:p>
          </table:table-cell>
          <table:table-cell table:formula="of:=(ROUNDUP((dipsPR+bw)*TMpercent/1.25;0)*1.25)-bw+addTMdips" office:value-type="float" office:value="17.25" calcext:value-type="float">
            <text:p>17,25</text:p>
          </table:table-cell>
          <table:table-cell table:formula="of:=(ROUNDUP((chinsPR+bw)*TMpercent/1.25;0)*1.25)-bw+addTMchins" office:value-type="float" office:value="4.75" calcext:value-type="float">
            <text:p>4,75</text:p>
          </table:table-cell>
          <table:table-cell/>
          <table:table-cell table:style-name="ce9" office:value-type="string" calcext:value-type="string">
            <text:p>Current</text:p>
          </table:table-cell>
          <table:table-cell table:style-name="ce10"/>
          <table:table-cell table:style-name="ce12" office:value-type="string" calcext:value-type="string">
            <text:p>Previous</text:p>
          </table:table-cell>
          <table:table-cell table:style-name="ce12"/>
          <table:table-cell table:style-name="ce12" office:value-type="string" calcext:value-type="string">
            <text:p>Best</text:p>
          </table:table-cell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Add to TM</text:p>
          </table:table-cell>
          <table:table-cell office:value-type="float" office:value="32.5" calcext:value-type="float">
            <text:p>32,5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,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110" calcext:value-type="float">
            <text:p>11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" office:value-type="string" calcext:value-type="string">
            <text:p>1RM</text:p>
          </table:table-cell>
          <table:table-cell table:style-name="ce11" table:formula="of:=([.J7]*[.K7]*1/30) + [.J7]" office:value-type="float" office:value="117.333333333333" calcext:value-type="float">
            <text:p>117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L7]*[.M7]*1/30) + [.L7]" office:value-type="float" office:value="158.333333333333" calcext:value-type="float">
            <text:p>158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N7]*[.O7]*1/30) + [.N7]" office:value-type="float" office:value="158.333333333333" calcext:value-type="float">
            <text:p>158,33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>
            <text:p>TM %</text:p>
          </table:table-cell>
          <table:table-cell table:style-name="ce5" office:value-type="percentage" office:value="0.9" calcext:value-type="percentage">
            <text:p>90%</text:p>
          </table:table-cell>
          <table:table-cell/>
          <table:table-cell table:style-name="ce2" office:value-type="string" calcext:value-type="string">
            <text:p>BW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ce9"/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5x5 %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6"/>
          <table:table-cell table:style-name="ce2" office:value-type="string" calcext:value-type="string">
            <text:p>Deadlift</text:p>
          </table:table-cell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8x3 %</text:p>
          </table:table-cell>
          <table:table-cell table:style-name="ce6" office:value-type="percentage" office:value="0.8" calcext:value-type="percentage">
            <text:p>80%</text:p>
          </table:table-cell>
          <table:table-cell table:number-columns-repeated="6"/>
          <table:table-cell table:style-name="ce9" office:value-type="string" calcext:value-type="string">
            <text:p>Current</text:p>
          </table:table-cell>
          <table:table-cell/>
          <table:table-cell table:style-name="ce10" office:value-type="string" calcext:value-type="string">
            <text:p>Previous</text:p>
          </table:table-cell>
          <table:table-cell table:style-name="ce10"/>
          <table:table-cell table:style-name="ce12" office:value-type="string" calcext:value-type="string">
            <text:p>Best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>
            <text:p>10x2 %</text:p>
          </table:table-cell>
          <table:table-cell table:style-name="ce6" office:value-type="percentage" office:value="0.85" calcext:value-type="percentage">
            <text:p>85%</text:p>
          </table:table-cell>
          <table:table-cell table:number-columns-repeated="6"/>
          <table:table-cell table:style-name="ce9" office:value-type="float" office:value="155" calcext:value-type="float">
            <text:p>155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155" calcext:value-type="float">
            <text:p>155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147.5" calcext:value-type="float">
            <text:p>147,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Deload (1-2)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1RM</text:p>
          </table:table-cell>
          <table:table-cell table:style-name="ce11" table:formula="of:=([.J12]*[.K12]*1/30) + [.J12]" office:value-type="float" office:value="180.833333333333" calcext:value-type="float">
            <text:p>180,8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L12]*[.M12]*1/30) + [.L12]" office:value-type="float" office:value="196.333333333333" calcext:value-type="float">
            <text:p>196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N12]*[.O12]*1/30) + [.N12]" office:value-type="float" office:value="196.666666666667" calcext:value-type="float">
            <text:p>196,6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"/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Obligatory</text:p>
          </table:table-cell>
          <table:table-cell table:number-columns-repeated="7"/>
          <table:table-cell table:style-name="ce2" office:value-type="string" calcext:value-type="string">
            <text:p>Bench</text:p>
          </table:table-cell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Optional</text:p>
          </table:table-cell>
          <table:table-cell table:number-columns-repeated="7"/>
          <table:table-cell table:style-name="ce9" office:value-type="string" calcext:value-type="string">
            <text:p>Current</text:p>
          </table:table-cell>
          <table:table-cell table:style-name="ce10"/>
          <table:table-cell table:style-name="ce12" office:value-type="string" calcext:value-type="string">
            <text:p>Previous</text:p>
          </table:table-cell>
          <table:table-cell table:style-name="ce12"/>
          <table:table-cell table:style-name="ce12" office:value-type="string" calcext:value-type="string">
            <text:p>Best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" office:value-type="float" office:value="92.5" calcext:value-type="float">
            <text:p>92,5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80" calcext:value-type="float">
            <text:p>8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Squat</text:p>
          </table:table-cell>
          <table:table-cell table:number-columns-repeated="7"/>
          <table:table-cell table:style-name="ce9" office:value-type="string" calcext:value-type="string">
            <text:p>1RM</text:p>
          </table:table-cell>
          <table:table-cell table:style-name="ce11" table:formula="of:=([.J17]*[.K17]*1/30) + [.J17]" office:value-type="float" office:value="107.916666666667" calcext:value-type="float">
            <text:p>107,92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L17]*[.M17]*1/30) + [.L17]" office:value-type="float" office:value="101.333333333333" calcext:value-type="float">
            <text:p>101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N17]*[.O17]*1/30) + [.N17]" office:value-type="float" office:value="101.333333333333" calcext:value-type="float">
            <text:p>101,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style-name="ce6" office:value-type="percentage" office:value="0.6" calcext:value-type="percentage">
            <text:p>60%</text:p>
          </table:table-cell>
          <table:table-cell table:number-columns-repeated="6"/>
          <table:table-cell table:style-name="ce9"/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x3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6"/>
          <table:table-cell table:style-name="ce2" office:value-type="string" calcext:value-type="string">
            <text:p>Press</text:p>
          </table:table-cell>
          <table:table-cell table:style-name="ce10"/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7x2</text:p>
          </table:table-cell>
          <table:table-cell table:style-name="ce6" office:value-type="percentage" office:value="0.75" calcext:value-type="percentage">
            <text:p>75%</text:p>
          </table:table-cell>
          <table:table-cell table:number-columns-repeated="6"/>
          <table:table-cell table:style-name="ce9" office:value-type="string" calcext:value-type="string">
            <text:p>Current</text:p>
          </table:table-cell>
          <table:table-cell table:style-name="ce10"/>
          <table:table-cell table:style-name="ce12" office:value-type="string" calcext:value-type="string">
            <text:p>Previous</text:p>
          </table:table-cell>
          <table:table-cell table:style-name="ce12"/>
          <table:table-cell table:style-name="ce12" office:value-type="string" calcext:value-type="string">
            <text:p>Best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9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47.5" calcext:value-type="float">
            <text:p>47,5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9" office:value-type="string" calcext:value-type="string">
            <text:p>1RM</text:p>
          </table:table-cell>
          <table:table-cell table:style-name="ce11" table:formula="of:=([.J22]*[.K22]*1/30) + [.J22]" office:value-type="float" office:value="63.3333333333333" calcext:value-type="float">
            <text:p>63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L22]*[.M22]*1/30) + [.L22]" office:value-type="float" office:value="63.3333333333333" calcext:value-type="float">
            <text:p>63,33</text:p>
          </table:table-cell>
          <table:table-cell table:style-name="ce9" office:value-type="string" calcext:value-type="string">
            <text:p>1RM</text:p>
          </table:table-cell>
          <table:table-cell table:style-name="ce11" table:formula="of:=([.N22]*[.O22]*1/30) + [.N22]" office:value-type="float" office:value="63.3333333333333" calcext:value-type="float">
            <text:p>63,33</text:p>
          </table:table-cell>
          <table:table-cell table:number-columns-repeated="1009"/>
        </table:table-row>
        <table:table-row table:style-name="ro1" table:number-rows-repeated="4">
          <table:table-cell table:number-columns-repeated="10"/>
          <table:table-cell table:style-name="ce12" table:number-columns-repeated="4"/>
          <table:table-cell table:number-columns-repeated="101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1" table:style-name="ta2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ay 1</text:p>
          </table:table-cell>
          <table:table-cell table:number-columns-repeated="4"/>
          <table:table-cell table:style-name="ce1" office:value-type="string" calcext:value-type="string">
            <text:p>Day 2</text:p>
          </table:table-cell>
          <table:table-cell table:number-columns-repeated="4"/>
          <table:table-cell table:style-name="ce1" office:value-type="string" calcext:value-type="string">
            <text:p>Day 3</text:p>
          </table:table-cell>
          <table:table-cell table:number-columns-repeated="4"/>
          <table:table-cell table:style-name="ce1" office:value-type="string" calcext:value-type="string">
            <text:p>Day 4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quat</text:p>
          </table:table-cell>
          <table:table-cell table:style-name="ce12"/>
          <table:table-cell table:style-name="ce18" office:value-type="string" calcext:value-type="string">
            <text:p>Bench</text:p>
          </table:table-cell>
          <table:table-cell table:number-columns-repeated="2"/>
          <table:table-cell table:style-name="ce2" office:value-type="string" calcext:value-type="string">
            <text:p>Deadlift</text:p>
          </table:table-cell>
          <table:table-cell table:style-name="ce12"/>
          <table:table-cell table:style-name="ce18" office:value-type="string" calcext:value-type="string">
            <text:p>Press</text:p>
          </table:table-cell>
          <table:table-cell table:number-columns-repeated="2"/>
          <table:table-cell table:style-name="ce2" office:value-type="string" calcext:value-type="string">
            <text:p>Bench</text:p>
          </table:table-cell>
          <table:table-cell table:style-name="ce12"/>
          <table:table-cell table:style-name="ce18" office:value-type="string" calcext:value-type="string">
            <text:p>Squat (no belt)</text:p>
          </table:table-cell>
          <table:table-cell table:number-columns-repeated="2"/>
          <table:table-cell table:style-name="ce2" office:value-type="string" calcext:value-type="string">
            <text:p>Press</text:p>
          </table:table-cell>
          <table:table-cell table:style-name="ce12"/>
          <table:table-cell table:style-name="ce18" office:value-type="string" calcext:value-type="string">
            <text:p>Deadlift (no belt)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eps</text:p>
          </table:table-cell>
          <table:table-cell table:style-name="ce12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12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12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12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squatTM*0.65/2.5;0)*2.5" office:value-type="float" office:value="85" calcext:value-type="float">
            <text:p>8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deadliftTM*0.65/2.5;0)*2.5" office:value-type="float" office:value="115" calcext:value-type="float">
            <text:p>11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benchTM*0.65/2.5;0)*2.5" office:value-type="float" office:value="62.5" calcext:value-type="float">
            <text:p>6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pressTM*0.65/2.5;0)*2.5" office:value-type="float" office:value="35" calcext:value-type="float">
            <text:p>3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deadliftTM*twopercent/2.5;0)*2.5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squatTM*0.75/2.5;0)*2.5" office:value-type="float" office:value="100" calcext:value-type="float">
            <text:p>10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deadliftTM*0.75/2.5;0)*2.5" office:value-type="float" office:value="132.5" calcext:value-type="float">
            <text:p>13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benchTM*0.75/2.5;0)*2.5" office:value-type="float" office:value="72.5" calcext:value-type="float">
            <text:p>7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16" table:formula="of:=ROUND(pressTM*0.75/2.5;0)*2.5" office:value-type="float" office:value="42.5" calcext:value-type="float">
            <text:p>4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deadliftTM*twopercent/2.5;0)*2.5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5+</text:p>
          </table:table-cell>
          <table:table-cell table:style-name="ce16" table:formula="of:=ROUND(squatTM*0.85/2.5;0)*2.5" office:value-type="float" office:value="112.5" calcext:value-type="float">
            <text:p>11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3" office:value-type="string" calcext:value-type="string">
            <text:p>5+</text:p>
          </table:table-cell>
          <table:table-cell table:style-name="ce16" table:formula="of:=ROUND(deadliftTM*0.85/2.5;0)*2.5" office:value-type="float" office:value="150" calcext:value-type="float">
            <text:p>15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3" office:value-type="string" calcext:value-type="string">
            <text:p>5+</text:p>
          </table:table-cell>
          <table:table-cell table:style-name="ce16" table:formula="of:=ROUND(benchTM*0.85/2.5;0)*2.5" office:value-type="float" office:value="82.5" calcext:value-type="float">
            <text:p>8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5+</text:p>
          </table:table-cell>
          <table:table-cell table:style-name="ce16" table:formula="of:=ROUND(pressTM*0.85/2.5;0)*2.5" office:value-type="float" office:value="47.5" calcext:value-type="float">
            <text:p>47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deadliftTM*twopercent/2.5;0)*2.5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7" table:formula="of:=ROUND(squatTM*0.9/2.5;0)*2.5" office:value-type="float" office:value="120" calcext:value-type="float">
            <text:p>12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7" table:formula="of:=ROUND(deadliftTM*0.9/2.5;0)*2.5" office:value-type="float" office:value="157.5" calcext:value-type="float">
            <text:p>157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7" table:formula="of:=ROUND(benchTM*0.9/2.5;0)*2.5" office:value-type="float" office:value="87.5" calcext:value-type="float">
            <text:p>87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7" table:formula="of:=ROUND(pressTM*0.9/2.5;0)*2.5" office:value-type="float" office:value="50" calcext:value-type="float">
            <text:p>50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deadliftTM*twopercent/2.5;0)*2.5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7" table:formula="of:=ROUND(squatTM*0.95/2.5;0)*2.5" office:value-type="float" office:value="125" calcext:value-type="float">
            <text:p>12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7" table:formula="of:=ROUND(deadliftTM*0.95/2.5;0)*2.5" office:value-type="float" office:value="167.5" calcext:value-type="float">
            <text:p>167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7" table:formula="of:=ROUND(benchTM*0.95/2.5;0)*2.5" office:value-type="float" office:value="92.5" calcext:value-type="float">
            <text:p>9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7" table:formula="of:=ROUND(pressTM*0.95/2.5;0)*2.5" office:value-type="float" office:value="52.5" calcext:value-type="float">
            <text:p>52,5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ROUND(deadliftTM*twopercent/2.5;0)*2.5" office:value-type="float" office:value="150" calcext:value-type="float">
            <text:p>150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squatTM/2.5;0)*2.5" office:value-type="float" office:value="132.5" calcext:value-type="float">
            <text:p>132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benchTM*twopercent/2.5;0)*2.5" office:value-type="float" office:value="82.5" calcext:value-type="float">
            <text:p>82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deadliftTM/2.5;0)*2.5"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pressTM*twopercent/2.5;0)*2.5" office:value-type="float" office:value="47.5" calcext:value-type="float">
            <text:p>47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benchTM/2.5;0)*2.5" office:value-type="float" office:value="97.5" calcext:value-type="float">
            <text:p>97,5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ROUND(squatTM*squattwopercent/2.5;0)*2.5" office:value-type="float" office:value="100" calcext:value-type="float">
            <text:p>10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pressTM/2.5;0)*2.5" office:value-type="float" office:value="55" calcext:value-type="float">
            <text:p>55</text:p>
          </table:table-cell>
          <table:table-cell table:style-name="ce18" office:value-type="string" calcext:value-type="string">
            <text:p>Chins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squatTM*1.04/2.5;0)*2.5" office:value-type="float" office:value="137.5" calcext:value-type="float">
            <text:p>137,5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ROUND(benchTM*twopercent/2.5;0)*2.5" office:value-type="float" office:value="82.5" calcext:value-type="float">
            <text:p>82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deadliftTM*1.04/2.5;0)*2.5" office:value-type="float" office:value="182.5" calcext:value-type="float">
            <text:p>182,5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ROUND(pressTM*twopercent/2.5;0)*2.5" office:value-type="float" office:value="47.5" calcext:value-type="float">
            <text:p>47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benchTM*1.04/2.5;0)*2.5" office:value-type="float" office:value="102.5" calcext:value-type="float">
            <text:p>102,5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ROUND(squatTM*squattwopercent/2.5;0)*2.5" office:value-type="float" office:value="100" calcext:value-type="float">
            <text:p>10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7" table:formula="of:=ROUND(pressTM*1.04/2.5;0)*2.5" office:value-type="float" office:value="57.5" calcext:value-type="float">
            <text:p>57,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squatTM*0.65/2.5;0)*2.5" office:value-type="float" office:value="85" calcext:value-type="float">
            <text:p>85</text:p>
          </table:table-cell>
          <table:table-cell table:style-name="ce18" office:value-type="string" calcext:value-type="string">
            <text:p>Dips</text:p>
          </table:table-cell>
          <table:table-cell table:number-columns-repeated="2"/>
          <table:table-cell table:style-name="ce27"/>
          <table:table-cell table:style-name="ce28"/>
          <table:table-cell table:style-name="ce18" office:value-type="string" calcext:value-type="string">
            <text:p>Pull-ups</text:p>
          </table:table-cell>
          <table:table-cell table:number-columns-repeated="2"/>
          <table:table-cell table:style-name="ce14" office:value-type="string" calcext:value-type="string">
            <text:p>6-8</text:p>
          </table:table-cell>
          <table:table-cell table:style-name="ce17" table:formula="of:=ROUND(benchTM*0.65/2.5;0)*2.5" office:value-type="float" office:value="62.5" calcext:value-type="float">
            <text:p>62,5</text:p>
          </table:table-cell>
          <table:table-cell table:style-name="ce18" office:value-type="string" calcext:value-type="string">
            <text:p>Dips</text:p>
          </table:table-cell>
          <table:table-cell table:number-columns-repeated="2"/>
          <table:table-cell table:style-name="ce14" office:value-type="string" calcext:value-type="string">
            <text:p>6-8</text:p>
          </table:table-cell>
          <table:table-cell table:style-name="ce17" table:formula="of:=ROUND(pressTM*0.65/2.5;0)*2.5" office:value-type="float" office:value="35" calcext:value-type="float">
            <text:p>35</text:p>
          </table:table-cell>
          <table:table-cell table:style-name="ce22" office:value-type="string" calcext:value-type="string">
            <text:p>1+</text:p>
          </table:table-cell>
          <table:table-cell table:style-name="ce25" table:formula="of:=ROUND(chinsTM*1.1/1.25;0)*1.25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squatTM*0.65/2.5;0)*2.5" office:value-type="float" office:value="85" calcext:value-type="float">
            <text:p>8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27"/>
          <table:table-cell table:style-name="ce28"/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benchTM*0.65/2.5;0)*2.5" office:value-type="float" office:value="62.5" calcext:value-type="float">
            <text:p>62,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pressTM*0.65/2.5;0)*2.5" office:value-type="float" office:value="35" calcext:value-type="float">
            <text:p>35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formula="of:=ROUND(chinsTM*0.9/1.25;0)*1.25" office:value-type="float" office:value="3.75" calcext:value-type="float">
            <text:p>3,7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squatTM*0.65/2.5;0)*2.5" office:value-type="float" office:value="85" calcext:value-type="float">
            <text:p>85</text:p>
          </table:table-cell>
          <table:table-cell table:style-name="ce22" office:value-type="string" calcext:value-type="string">
            <text:p>1+</text:p>
          </table:table-cell>
          <table:table-cell table:style-name="ce25" table:formula="of:=ROUND(dipsTM*1.1/1.25;0)*1.25" office:value-type="float" office:value="18.75" calcext:value-type="float">
            <text:p>18,75</text:p>
          </table:table-cell>
          <table:table-cell/>
          <table:table-cell table:style-name="ce27"/>
          <table:table-cell table:style-name="ce28"/>
          <table:table-cell table:style-name="ce22" office:value-type="float" office:value="8" calcext:value-type="float">
            <text:p>8</text:p>
          </table:table-cell>
          <table:table-cell table:style-name="ce25" table:formula="of:=ROUND(chinsTM*0.2/1.25;0)*1.25" office:value-type="float" office:value="1.25" calcext:value-type="float">
            <text:p>1,2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benchTM*0.65/2.5;0)*2.5" office:value-type="float" office:value="62.5" calcext:value-type="float">
            <text:p>62,5</text:p>
          </table:table-cell>
          <table:table-cell table:style-name="ce22" office:value-type="float" office:value="10" calcext:value-type="float">
            <text:p>10</text:p>
          </table:table-cell>
          <table:table-cell table:style-name="ce25" table:formula="of:=ROUND(dipsTM*0.4/1.25;0)*1.25" office:value-type="float" office:value="7.5" calcext:value-type="float">
            <text:p>7,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pressTM*0.65/2.5;0)*2.5" office:value-type="float" office:value="35" calcext:value-type="float">
            <text:p>3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chinsTM*0.7/1.25;0)*1.25" office:value-type="float" office:value="3.75" calcext:value-type="float">
            <text:p>3,75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0" office:value-type="float" office:value="3" calcext:value-type="float">
            <text:p>3</text:p>
          </table:table-cell>
          <table:table-cell table:style-name="ce25" table:formula="of:=ROUND(dipsTM*0.9/1.25;0)*1.25" office:value-type="float" office:value="15" calcext:value-type="float">
            <text:p>15</text:p>
          </table:table-cell>
          <table:table-cell/>
          <table:table-cell table:style-name="ce27"/>
          <table:table-cell table:style-name="ce28"/>
          <table:table-cell table:style-name="ce20" office:value-type="float" office:value="8" calcext:value-type="float">
            <text:p>8</text:p>
          </table:table-cell>
          <table:table-cell table:style-name="ce25" table:formula="of:=ROUND(chinsTM*0.2/1.25;0)*1.25" office:value-type="float" office:value="1.25" calcext:value-type="float">
            <text:p>1,25</text:p>
          </table:table-cell>
          <table:table-cell table:number-columns-repeated="3"/>
          <table:table-cell table:style-name="ce20" office:value-type="float" office:value="10" calcext:value-type="float">
            <text:p>10</text:p>
          </table:table-cell>
          <table:table-cell table:style-name="ce25" table:formula="of:=ROUND(dipsTM*0.4/1.25;0)*1.25" office:value-type="float" office:value="7.5" calcext:value-type="float">
            <text:p>7,5</text:p>
          </table:table-cell>
          <table:table-cell table:number-columns-repeated="3"/>
          <table:table-cell table:style-name="ce18" office:value-type="string" calcext:value-type="string">
            <text:p>Upper back</text:p>
          </table:table-cell>
          <table:table-cell table:style-name="ce2" office:value-type="string" calcext:value-type="string">
            <text:p>Mid delt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1" office:value-type="float" office:value="5" calcext:value-type="float">
            <text:p>5</text:p>
          </table:table-cell>
          <table:table-cell table:style-name="ce26" table:formula="of:=ROUND(dipsTM*0.7/1.25;0)*1.25" office:value-type="float" office:value="12.5" calcext:value-type="float">
            <text:p>12,5</text:p>
          </table:table-cell>
          <table:table-cell table:number-columns-repeated="3"/>
          <table:table-cell table:style-name="ce21" office:value-type="float" office:value="8" calcext:value-type="float">
            <text:p>8</text:p>
          </table:table-cell>
          <table:table-cell table:style-name="ce26" table:formula="of:=ROUND(chinsTM*0.2/1.25;0)*1.25" office:value-type="float" office:value="1.25" calcext:value-type="float">
            <text:p>1,25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 table:style-name="ce26" table:formula="of:=ROUND(dipsTM*0.4/1.25;0)*1.25" office:value-type="float" office:value="7.5" calcext:value-type="float">
            <text:p>7,5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23" office:value-type="string" calcext:value-type="string">
            <text:p>Rows</text:p>
          </table:table-cell>
          <table:table-cell table:style-name="ce2" office:value-type="string" calcext:value-type="string">
            <text:p>Biceps</text:p>
          </table:table-cell>
          <table:table-cell table:number-columns-repeated="3"/>
          <table:table-cell table:style-name="ce18" office:value-type="string" calcext:value-type="string">
            <text:p>Upper back</text:p>
          </table:table-cell>
          <table:table-cell table:style-name="ce2" office:value-type="string" calcext:value-type="string">
            <text:p>Triceps</text:p>
          </table:table-cell>
          <table:table-cell table:number-columns-repeated="3"/>
          <table:table-cell table:style-name="ce18" office:value-type="string" calcext:value-type="string">
            <text:p>Rows</text:p>
          </table:table-cell>
          <table:table-cell table:style-name="ce2" office:value-type="string" calcext:value-type="string">
            <text:p>Ab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2" table:style-name="ta3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ay 1</text:p>
          </table:table-cell>
          <table:table-cell table:number-columns-repeated="4"/>
          <table:table-cell table:style-name="ce1" office:value-type="string" calcext:value-type="string">
            <text:p>Day 2</text:p>
          </table:table-cell>
          <table:table-cell table:number-columns-repeated="4"/>
          <table:table-cell table:style-name="ce1" office:value-type="string" calcext:value-type="string">
            <text:p>Day 3</text:p>
          </table:table-cell>
          <table:table-cell table:number-columns-repeated="4"/>
          <table:table-cell table:style-name="ce1" office:value-type="string" calcext:value-type="string">
            <text:p>Day 4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quat</text:p>
          </table:table-cell>
          <table:table-cell table:style-name="ce29"/>
          <table:table-cell table:style-name="ce2" office:value-type="string" calcext:value-type="string">
            <text:p>Bench</text:p>
          </table:table-cell>
          <table:table-cell table:number-columns-repeated="2"/>
          <table:table-cell table:style-name="ce2" office:value-type="string" calcext:value-type="string">
            <text:p>Deadlift</text:p>
          </table:table-cell>
          <table:table-cell table:style-name="ce29"/>
          <table:table-cell table:style-name="ce2" office:value-type="string" calcext:value-type="string">
            <text:p>Press</text:p>
          </table:table-cell>
          <table:table-cell table:number-columns-repeated="2"/>
          <table:table-cell table:style-name="ce2" office:value-type="string" calcext:value-type="string">
            <text:p>Bench</text:p>
          </table:table-cell>
          <table:table-cell table:style-name="ce29"/>
          <table:table-cell table:style-name="ce18" office:value-type="string" calcext:value-type="string">
            <text:p>Squat (no belt)</text:p>
          </table:table-cell>
          <table:table-cell table:number-columns-repeated="2"/>
          <table:table-cell table:style-name="ce2" office:value-type="string" calcext:value-type="string">
            <text:p>Press</text:p>
          </table:table-cell>
          <table:table-cell table:style-name="ce29"/>
          <table:table-cell table:style-name="ce18" office:value-type="string" calcext:value-type="string">
            <text:p>Deadlift (no belt)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squatTM*0.7/2.5;0)*2.5" office:value-type="float" office:value="92.5" calcext:value-type="float">
            <text:p>92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benchTM*threepercent/2.5;0)*2.5" office:value-type="float" office:value="77.5" calcext:value-type="float">
            <text:p>77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deadliftTM*0.7/2.5;0)*2.5" office:value-type="float" office:value="122.5" calcext:value-type="float">
            <text:p>122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pressTM*threepercent/2.5;0)*2.5" office:value-type="float" office:value="45" calcext:value-type="float">
            <text:p>4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benchTM*0.7/2.5;0)*2.5" office:value-type="float" office:value="67.5" calcext:value-type="float">
            <text:p>6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pressTM*0.7/2.5;0)*2.5" office:value-type="float" office:value="37.5" calcext:value-type="float">
            <text:p>3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deadliftTM*threepercent/2.5;0)*2.5"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squatTM*0.8/2.5;0)*2.5" office:value-type="float" office:value="105" calcext:value-type="float">
            <text:p>10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benchTM*threepercent/2.5;0)*2.5" office:value-type="float" office:value="77.5" calcext:value-type="float">
            <text:p>77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deadliftTM*0.8/2.5;0)*2.5" office:value-type="float" office:value="140" calcext:value-type="float">
            <text:p>140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pressTM*threepercent/2.5;0)*2.5" office:value-type="float" office:value="45" calcext:value-type="float">
            <text:p>4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benchTM*0.8/2.5;0)*2.5" office:value-type="float" office:value="77.5" calcext:value-type="float">
            <text:p>7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pressTM*0.8/2.5;0)*2.5" office:value-type="float" office:value="45" calcext:value-type="float">
            <text:p>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deadliftTM*threepercent/2.5;0)*2.5"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3+</text:p>
          </table:table-cell>
          <table:table-cell table:style-name="ce30" table:formula="of:=ROUND(squatTM*0.9/2.5;0)*2.5" office:value-type="float" office:value="120" calcext:value-type="float">
            <text:p>120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benchTM*threepercent/2.5;0)*2.5" office:value-type="float" office:value="77.5" calcext:value-type="float">
            <text:p>77,5</text:p>
          </table:table-cell>
          <table:table-cell/>
          <table:table-cell table:style-name="ce13" office:value-type="string" calcext:value-type="string">
            <text:p>3+</text:p>
          </table:table-cell>
          <table:table-cell table:style-name="ce30" table:formula="of:=ROUND(deadliftTM*0.9/2.5;0)*2.5" office:value-type="float" office:value="157.5" calcext:value-type="float">
            <text:p>15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pressTM*threepercent/2.5;0)*2.5" office:value-type="float" office:value="45" calcext:value-type="float">
            <text:p>45</text:p>
          </table:table-cell>
          <table:table-cell/>
          <table:table-cell table:style-name="ce13" office:value-type="string" calcext:value-type="string">
            <text:p>3+</text:p>
          </table:table-cell>
          <table:table-cell table:style-name="ce30" table:formula="of:=ROUND(benchTM*0.9/2.5;0)*2.5" office:value-type="float" office:value="87.5" calcext:value-type="float">
            <text:p>8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3" office:value-type="string" calcext:value-type="string">
            <text:p>3+</text:p>
          </table:table-cell>
          <table:table-cell table:style-name="ce30" table:formula="of:=ROUND(pressTM*0.9/2.5;0)*2.5" office:value-type="float" office:value="50" calcext:value-type="float">
            <text:p>50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deadliftTM*threepercent/2.5;0)*2.5" office:value-type="float" office:value="140" calcext:value-type="float">
            <text:p>140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31" table:formula="of:=ROUND(squatTM*0.95/2.5;0)*2.5" office:value-type="float" office:value="125" calcext:value-type="float">
            <text:p>12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benchTM*threepercent/2.5;0)*2.5" office:value-type="float" office:value="77.5" calcext:value-type="float">
            <text:p>77,5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1" table:formula="of:=ROUND(deadliftTM*0.95/2.5;0)*2.5" office:value-type="float" office:value="167.5" calcext:value-type="float">
            <text:p>16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pressTM*threepercent/2.5;0)*2.5" office:value-type="float" office:value="45" calcext:value-type="float">
            <text:p>45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1" table:formula="of:=ROUND(benchTM*0.95/2.5;0)*2.5" office:value-type="float" office:value="92.5" calcext:value-type="float">
            <text:p>92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31" table:formula="of:=ROUND(pressTM*0.95/2.5;0)*2.5" office:value-type="float" office:value="52.5" calcext:value-type="float">
            <text:p>52,5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ROUND(deadliftTM*threepercent/2.5;0)*2.5" office:value-type="float" office:value="140" calcext:value-type="float">
            <text:p>140</text:p>
          </table:table-cell>
          <table:table-cell table:number-columns-repeated="1004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31" table:formula="of:=ROUND(squatTM/2.5;0)*2.5" office:value-type="float" office:value="132.5" calcext:value-type="float">
            <text:p>132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benchTM*threepercent/2.5;0)*2.5" office:value-type="float" office:value="77.5" calcext:value-type="float">
            <text:p>77,5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31" table:formula="of:=ROUND(deadliftTM/2.5;0)*2.5" office:value-type="float" office:value="175" calcext:value-type="float">
            <text:p>17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pressTM*threepercent/2.5;0)*2.5" office:value-type="float" office:value="45" calcext:value-type="float">
            <text:p>45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31" table:formula="of:=ROUND(benchTM/2.5;0)*2.5" office:value-type="float" office:value="97.5" calcext:value-type="float">
            <text:p>9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31" table:formula="of:=ROUND(pressTM/2.5;0)*2.5" office:value-type="float" office:value="55" calcext:value-type="float">
            <text:p>55</text:p>
          </table:table-cell>
          <table:table-cell table:style-name="ce2" office:value-type="string" calcext:value-type="string">
            <text:p>Chins</text:p>
          </table:table-cell>
          <table:table-cell table:number-columns-repeated="1005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squatTM*1.04/2.5;0)*2.5" office:value-type="float" office:value="137.5" calcext:value-type="float">
            <text:p>137,5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ROUND(benchTM*threepercent/2.5;0)*2.5" office:value-type="float" office:value="77.5" calcext:value-type="float">
            <text:p>77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deadliftTM*1.04/2.5;0)*2.5" office:value-type="float" office:value="182.5" calcext:value-type="float">
            <text:p>182,5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ROUND(pressTM*threepercent/2.5;0)*2.5" office:value-type="float" office:value="45" calcext:value-type="float">
            <text:p>4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benchTM*1.04/2.5;0)*2.5" office:value-type="float" office:value="102.5" calcext:value-type="float">
            <text:p>102,5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ROUND(squatTM*squatthreepercent/2.5;0)*2.5" office:value-type="float" office:value="92.5" calcext:value-type="float">
            <text:p>92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pressTM*1.04/2.5;0)*2.5" office:value-type="float" office:value="57.5" calcext:value-type="float">
            <text:p>57,5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squatTM*1.07/2.5;0)*2.5" office:value-type="float" office:value="142.5" calcext:value-type="float">
            <text:p>142,5</text:p>
          </table:table-cell>
          <table:table-cell table:style-name="ce2" office:value-type="string" calcext:value-type="string">
            <text:p>Dip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31" table:formula="of:=ROUND(deadliftTM*1.07/2.5;0)*2.5" office:value-type="float" office:value="187.5" calcext:value-type="float">
            <text:p>187,5</text:p>
          </table:table-cell>
          <table:table-cell table:style-name="ce2" office:value-type="string" calcext:value-type="string">
            <text:p>Pull-up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31" table:formula="of:=ROUND(benchTM*1.07/2.5;0)*2.5" office:value-type="float" office:value="105" calcext:value-type="float">
            <text:p>105</text:p>
          </table:table-cell>
          <table:table-cell table:style-name="ce2" office:value-type="string" calcext:value-type="string">
            <text:p>Dips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31" table:formula="of:=ROUND(pressTM*1.07/2.5;0)*2.5" office:value-type="float" office:value="60" calcext:value-type="float">
            <text:p>60</text:p>
          </table:table-cell>
          <table:table-cell table:style-name="ce13" office:value-type="string" calcext:value-type="string">
            <text:p>1+</text:p>
          </table:table-cell>
          <table:table-cell table:style-name="ce25" table:formula="of:=ROUND(chinsTM*1.15/1.25;0)*1.25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squatTM*0.7/2.5;0)*2.5" office:value-type="float" office:value="92.5" calcext:value-type="float">
            <text:p>92,5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27"/>
          <table:table-cell table:style-name="ce3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/2.5;0)*2.5" office:value-type="float" office:value="67.5" calcext:value-type="float">
            <text:p>67,5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/2.5;0)*2.5" office:value-type="float" office:value="37.5" calcext:value-type="float">
            <text:p>37,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ROUND(chinsTM*0.95/1.25;0)*1.2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squatTM*0.7/2.5;0)*2.5" office:value-type="float" office:value="92.5" calcext:value-type="float">
            <text:p>92,5</text:p>
          </table:table-cell>
          <table:table-cell table:style-name="ce22" office:value-type="string" calcext:value-type="string">
            <text:p>1+</text:p>
          </table:table-cell>
          <table:table-cell table:style-name="ce25" table:formula="of:=ROUND(dipsTM*1.15/1.25;0)*1.25" office:value-type="float" office:value="20" calcext:value-type="float">
            <text:p>20</text:p>
          </table:table-cell>
          <table:table-cell/>
          <table:table-cell table:style-name="ce27"/>
          <table:table-cell table:style-name="ce32"/>
          <table:table-cell table:style-name="ce13" office:value-type="float" office:value="7" calcext:value-type="float">
            <text:p>7</text:p>
          </table:table-cell>
          <table:table-cell table:style-name="ce25" table:formula="of:=ROUND(chinsTM*0.3/1.25;0)*1.25" office:value-type="float" office:value="1.25" calcext:value-type="float">
            <text:p>1,2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/2.5;0)*2.5" office:value-type="float" office:value="67.5" calcext:value-type="float">
            <text:p>67,5</text:p>
          </table:table-cell>
          <table:table-cell table:style-name="ce13" office:value-type="float" office:value="8" calcext:value-type="float">
            <text:p>8</text:p>
          </table:table-cell>
          <table:table-cell table:style-name="ce25" table:formula="of:=ROUND(dipsTM*0.5/1.25;0)*1.25" office:value-type="float" office:value="8.75" calcext:value-type="float">
            <text:p>8,7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/2.5;0)*2.5" office:value-type="float" office:value="37.5" calcext:value-type="float">
            <text:p>37,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chinsTM*0.75/1.25;0)*1.25" office:value-type="float" office:value="3.75" calcext:value-type="float">
            <text:p>3,75</text:p>
          </table:table-cell>
          <table:table-cell table:number-columns-repeated="1004"/>
        </table:table-row>
        <table:table-row table:style-name="ro2">
          <table:table-cell/>
          <table:table-cell table:style-name="ce14" office:value-type="string" calcext:value-type="string">
            <text:p>6-8</text:p>
          </table:table-cell>
          <table:table-cell table:style-name="ce17" table:formula="of:=ROUND(squatTM*0.7/2.5;0)*2.5" office:value-type="float" office:value="92.5" calcext:value-type="float">
            <text:p>92,5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formula="of:=ROUND(dipsTM*0.95/1.25;0)*1.25" office:value-type="float" office:value="16.25" calcext:value-type="float">
            <text:p>16,25</text:p>
          </table:table-cell>
          <table:table-cell/>
          <table:table-cell table:style-name="ce27"/>
          <table:table-cell table:style-name="ce32"/>
          <table:table-cell table:style-name="ce25" office:value-type="float" office:value="7" calcext:value-type="float">
            <text:p>7</text:p>
          </table:table-cell>
          <table:table-cell table:style-name="ce25" table:formula="of:=ROUND(chinsTM*0.3/1.25;0)*1.25" office:value-type="float" office:value="1.25" calcext:value-type="float">
            <text:p>1,2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/2.5;0)*2.5" office:value-type="float" office:value="67.5" calcext:value-type="float">
            <text:p>67,5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ROUND(dipsTM*0.5/1.25;0)*1.25" office:value-type="float" office:value="8.75" calcext:value-type="float">
            <text:p>8,7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/2.5;0)*2.5" office:value-type="float" office:value="37.5" calcext:value-type="float">
            <text:p>37,5</text:p>
          </table:table-cell>
          <table:table-cell table:style-name="ce18" office:value-type="string" calcext:value-type="string">
            <text:p>Upper back</text:p>
          </table:table-cell>
          <table:table-cell table:style-name="ce2" office:value-type="string" calcext:value-type="string">
            <text:p>Mid delt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1" office:value-type="float" office:value="5" calcext:value-type="float">
            <text:p>5</text:p>
          </table:table-cell>
          <table:table-cell table:style-name="ce26" table:formula="of:=ROUND(dipsTM*0.75/1.25;0)*1.25" office:value-type="float" office:value="12.5" calcext:value-type="float">
            <text:p>12,5</text:p>
          </table:table-cell>
          <table:table-cell/>
          <table:table-cell table:style-name="ce27"/>
          <table:table-cell table:style-name="ce32"/>
          <table:table-cell table:style-name="ce21" office:value-type="float" office:value="7" calcext:value-type="float">
            <text:p>7</text:p>
          </table:table-cell>
          <table:table-cell table:style-name="ce26" table:formula="of:=ROUND(chinsTM*0.3/1.25;0)*1.25" office:value-type="float" office:value="1.25" calcext:value-type="float">
            <text:p>1,25</text:p>
          </table:table-cell>
          <table:table-cell table:number-columns-repeated="3"/>
          <table:table-cell table:style-name="ce21" office:value-type="float" office:value="8" calcext:value-type="float">
            <text:p>8</text:p>
          </table:table-cell>
          <table:table-cell table:style-name="ce26" table:formula="of:=ROUND(dipsTM*0.5/1.25;0)*1.25" office:value-type="float" office:value="8.75" calcext:value-type="float">
            <text:p>8,75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4"/>
        </table:table-row>
        <table:table-row table:style-name="ro2">
          <table:table-cell table:number-columns-repeated="3"/>
          <table:table-cell table:style-name="ce18" office:value-type="string" calcext:value-type="string">
            <text:p>Rows</text:p>
          </table:table-cell>
          <table:table-cell table:style-name="ce2" office:value-type="string" calcext:value-type="string">
            <text:p>Biceps</text:p>
          </table:table-cell>
          <table:table-cell table:number-columns-repeated="3"/>
          <table:table-cell table:style-name="ce18" office:value-type="string" calcext:value-type="string">
            <text:p>Upper back</text:p>
          </table:table-cell>
          <table:table-cell table:style-name="ce2" office:value-type="string" calcext:value-type="string">
            <text:p>Triceps</text:p>
          </table:table-cell>
          <table:table-cell table:number-columns-repeated="3"/>
          <table:table-cell table:style-name="ce18" office:value-type="string" calcext:value-type="string">
            <text:p>Rows</text:p>
          </table:table-cell>
          <table:table-cell table:style-name="ce2" office:value-type="string" calcext:value-type="string">
            <text:p>Ab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 3" table:style-name="ta4" table:print="false"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6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" table:number-columns-repeated="100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y 1</text:p>
          </table:table-cell>
          <table:table-cell table:number-columns-repeated="4"/>
          <table:table-cell table:style-name="ce1" office:value-type="string" calcext:value-type="string">
            <text:p>Day 2</text:p>
          </table:table-cell>
          <table:table-cell table:number-columns-repeated="4"/>
          <table:table-cell table:style-name="ce1" office:value-type="string" calcext:value-type="string">
            <text:p>Day 3</text:p>
          </table:table-cell>
          <table:table-cell table:number-columns-repeated="4"/>
          <table:table-cell table:style-name="ce1" office:value-type="string" calcext:value-type="string">
            <text:p>Day 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string" calcext:value-type="string">
            <text:p>Squat</text:p>
          </table:table-cell>
          <table:table-cell table:style-name="ce29"/>
          <table:table-cell table:style-name="ce18" office:value-type="string" calcext:value-type="string">
            <text:p>Bench</text:p>
          </table:table-cell>
          <table:table-cell table:number-columns-repeated="2"/>
          <table:table-cell table:style-name="ce2" office:value-type="string" calcext:value-type="string">
            <text:p>Deadlift</text:p>
          </table:table-cell>
          <table:table-cell table:style-name="ce29"/>
          <table:table-cell table:style-name="ce18" office:value-type="string" calcext:value-type="string">
            <text:p>Press</text:p>
          </table:table-cell>
          <table:table-cell table:number-columns-repeated="2"/>
          <table:table-cell table:style-name="ce2" office:value-type="string" calcext:value-type="string">
            <text:p>Bench</text:p>
          </table:table-cell>
          <table:table-cell table:style-name="ce29"/>
          <table:table-cell table:style-name="ce18" office:value-type="string" calcext:value-type="string">
            <text:p>Squat (no belt)</text:p>
          </table:table-cell>
          <table:table-cell table:number-columns-repeated="2"/>
          <table:table-cell table:style-name="ce2" office:value-type="string" calcext:value-type="string">
            <text:p>Press</text:p>
          </table:table-cell>
          <table:table-cell table:style-name="ce29"/>
          <table:table-cell table:style-name="ce18" office:value-type="string" calcext:value-type="string">
            <text:p>Deadlift (no belt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5" calcext:value-type="float">
            <text:p>5</text:p>
          </table:table-cell>
          <table:table-cell table:style-name="ce30" table:formula="of:=ROUND(squatTM*0.75/2.5;0)*2.5" office:value-type="float" office:value="100" calcext:value-type="float">
            <text:p>100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benchTM*fivepercent/2.5;0)*2.5" office:value-type="float" office:value="67.5" calcext:value-type="float">
            <text:p>67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30" table:formula="of:=ROUND(deadliftTM*0.75/2.5;0)*2.5" office:value-type="float" office:value="132.5" calcext:value-type="float">
            <text:p>13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pressTM*fivepercent/2.5;0)*2.5" office:value-type="float" office:value="37.5" calcext:value-type="float">
            <text:p>37,5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30" table:formula="of:=ROUND(benchTM*0.75/2.5;0)*2.5" office:value-type="float" office:value="72.5" calcext:value-type="float">
            <text:p>7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squatTM*squatfivepercent/2.5;0)*2.5" office:value-type="float" office:value="80" calcext:value-type="float">
            <text:p>80</text:p>
          </table:table-cell>
          <table:table-cell/>
          <table:table-cell table:style-name="ce13" office:value-type="float" office:value="5" calcext:value-type="float">
            <text:p>5</text:p>
          </table:table-cell>
          <table:table-cell table:style-name="ce30" table:formula="of:=ROUND(pressTM*0.75/2.5;0)*2.5" office:value-type="float" office:value="42.5" calcext:value-type="float">
            <text:p>4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deadliftTM*fivepercent/2.5;0)*2.5" office:value-type="float" office:value="122.5" calcext:value-type="float">
            <text:p>122,5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squatTM*0.85/2.5;0)*2.5" office:value-type="float" office:value="112.5" calcext:value-type="float">
            <text:p>11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benchTM*fivepercent/2.5;0)*2.5" office:value-type="float" office:value="67.5" calcext:value-type="float">
            <text:p>67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deadliftTM*0.85/2.5;0)*2.5" office:value-type="float" office:value="150" calcext:value-type="float">
            <text:p>150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pressTM*fivepercent/2.5;0)*2.5" office:value-type="float" office:value="37.5" calcext:value-type="float">
            <text:p>37,5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benchTM*0.85/2.5;0)*2.5" office:value-type="float" office:value="82.5" calcext:value-type="float">
            <text:p>8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squatTM*squatfivepercent/2.5;0)*2.5" office:value-type="float" office:value="80" calcext:value-type="float">
            <text:p>8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30" table:formula="of:=ROUND(pressTM*0.85/2.5;0)*2.5" office:value-type="float" office:value="47.5" calcext:value-type="float">
            <text:p>47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deadliftTM*fivepercent/2.5;0)*2.5" office:value-type="float" office:value="122.5" calcext:value-type="float">
            <text:p>122,5</text:p>
          </table:table-cell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1+</text:p>
          </table:table-cell>
          <table:table-cell table:style-name="ce30" table:formula="of:=ROUND(squatTM*0.95/2.5;0)*2.5" office:value-type="float" office:value="125" calcext:value-type="float">
            <text:p>12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benchTM*fivepercent/2.5;0)*2.5" office:value-type="float" office:value="67.5" calcext:value-type="float">
            <text:p>67,5</text:p>
          </table:table-cell>
          <table:table-cell/>
          <table:table-cell table:style-name="ce13" office:value-type="string" calcext:value-type="string">
            <text:p>1+</text:p>
          </table:table-cell>
          <table:table-cell table:style-name="ce30" table:formula="of:=ROUND(deadliftTM*0.95/2.5;0)*2.5" office:value-type="float" office:value="167.5" calcext:value-type="float">
            <text:p>167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pressTM*fivepercent/2.5;0)*2.5" office:value-type="float" office:value="37.5" calcext:value-type="float">
            <text:p>37,5</text:p>
          </table:table-cell>
          <table:table-cell/>
          <table:table-cell table:style-name="ce13" office:value-type="string" calcext:value-type="string">
            <text:p>1+</text:p>
          </table:table-cell>
          <table:table-cell table:style-name="ce30" table:formula="of:=ROUND(benchTM*0.95/2.5;0)*2.5" office:value-type="float" office:value="92.5" calcext:value-type="float">
            <text:p>92,5</text:p>
          </table:table-cell>
          <table:table-cell table:style-name="ce20" office:value-type="float" office:value="5" calcext:value-type="float">
            <text:p>5</text:p>
          </table:table-cell>
          <table:table-cell table:style-name="ce25" table:formula="of:=ROUND(squatTM*squatfivepercent/2.5;0)*2.5" office:value-type="float" office:value="80" calcext:value-type="float">
            <text:p>80</text:p>
          </table:table-cell>
          <table:table-cell/>
          <table:table-cell table:style-name="ce13" office:value-type="string" calcext:value-type="string">
            <text:p>1+</text:p>
          </table:table-cell>
          <table:table-cell table:style-name="ce30" table:formula="of:=ROUND(pressTM*0.95/2.5;0)*2.5" office:value-type="float" office:value="52.5" calcext:value-type="float">
            <text:p>52,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deadliftTM*fivepercent/2.5;0)*2.5" office:value-type="float" office:value="122.5" calcext:value-type="float">
            <text:p>122,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squatTM/2.5;0)*2.5" office:value-type="float" office:value="132.5" calcext:value-type="float">
            <text:p>132,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benchTM*fivepercent/2.5;0)*2.5" office:value-type="float" office:value="67.5" calcext:value-type="float">
            <text:p>67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deadliftTM/2.5;0)*2.5" office:value-type="float" office:value="175" calcext:value-type="float">
            <text:p>17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pressTM*fivepercent/2.5;0)*2.5" office:value-type="float" office:value="37.5" calcext:value-type="float">
            <text:p>37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benchTM/2.5;0)*2.5" office:value-type="float" office:value="97.5" calcext:value-type="float">
            <text:p>97,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squatTM*squatfivepercent/2.5;0)*2.5" office:value-type="float" office:value="80" calcext:value-type="float">
            <text:p>8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pressTM/2.5;0)*2.5" office:value-type="float" office:value="55" calcext:value-type="float">
            <text:p>55</text:p>
          </table:table-cell>
          <table:table-cell table:style-name="ce18" office:value-type="string" calcext:value-type="string">
            <text:p>Chins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31" table:formula="of:=ROUND(squatTM*1.04/2.5;0)*2.5" office:value-type="float" office:value="137.5" calcext:value-type="float">
            <text:p>137,5</text:p>
          </table:table-cell>
          <table:table-cell table:style-name="ce18" office:value-type="string" calcext:value-type="string">
            <text:p>Dips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 table:formula="of:=ROUND(deadliftTM*1.04/2.5;0)*2.5" office:value-type="float" office:value="182.5" calcext:value-type="float">
            <text:p>182,5</text:p>
          </table:table-cell>
          <table:table-cell table:style-name="ce18" office:value-type="string" calcext:value-type="string">
            <text:p>Pull-ups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 table:formula="of:=ROUND(benchTM*1.04/2.5;0)*2.5" office:value-type="float" office:value="102.5" calcext:value-type="float">
            <text:p>102,5</text:p>
          </table:table-cell>
          <table:table-cell table:style-name="ce18" office:value-type="string" calcext:value-type="string">
            <text:p>Dips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31" table:formula="of:=ROUND(pressTM*1.04/2.5;0)*2.5" office:value-type="float" office:value="57.5" calcext:value-type="float">
            <text:p>57,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squatTM*1.07/2.5;0)*2.5" office:value-type="float" office:value="142.5" calcext:value-type="float">
            <text:p>142,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deadliftTM*1.07/2.5;0)*2.5" office:value-type="float" office:value="187.5" calcext:value-type="float">
            <text:p>187,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benchTM*1.07/2.5;0)*2.5" office:value-type="float" office:value="105" calcext:value-type="float">
            <text:p>105</text:p>
          </table:table-cell>
          <table:table-cell table:style-name="ce19"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pressTM*1.07/2.5;0)*2.5" office:value-type="float" office:value="60" calcext:value-type="float">
            <text:p>60</text:p>
          </table:table-cell>
          <table:table-cell table:style-name="ce22" office:value-type="string" calcext:value-type="string">
            <text:p>1+</text:p>
          </table:table-cell>
          <table:table-cell table:style-name="ce25" table:formula="of:=ROUND(chinsTM*1.2/1.25;0)*1.25" office:value-type="float" office:value="6.25" calcext:value-type="float">
            <text:p>6,2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squatTM*1.1/2.5;0)*2.5" office:value-type="float" office:value="145" calcext:value-type="float">
            <text:p>145</text:p>
          </table:table-cell>
          <table:table-cell table:style-name="ce22" office:value-type="string" calcext:value-type="string">
            <text:p>1+</text:p>
          </table:table-cell>
          <table:table-cell table:style-name="ce25" table:formula="of:=ROUND(dipsTM*1.2/1.25;0)*1.25" office:value-type="float" office:value="21.25" calcext:value-type="float">
            <text:p>21,2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deadliftTM*1.1/2.5;0)*2.5" office:value-type="float" office:value="192.5" calcext:value-type="float">
            <text:p>192,5</text:p>
          </table:table-cell>
          <table:table-cell table:style-name="ce22" office:value-type="float" office:value="6" calcext:value-type="float">
            <text:p>6</text:p>
          </table:table-cell>
          <table:table-cell table:style-name="ce25" table:formula="of:=ROUND(chinsTM*0.4/1.25;0)*1.25" office:value-type="float" office:value="2.5" calcext:value-type="float">
            <text:p>2,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benchTM*1.1/2.5;0)*2.5" office:value-type="float" office:value="107.5" calcext:value-type="float">
            <text:p>107,5</text:p>
          </table:table-cell>
          <table:table-cell table:style-name="ce22" office:value-type="float" office:value="6" calcext:value-type="float">
            <text:p>6</text:p>
          </table:table-cell>
          <table:table-cell table:style-name="ce25" table:formula="of:=ROUND(dipsTM*0.6/1.25;0)*1.25" office:value-type="float" office:value="10" calcext:value-type="float">
            <text:p>10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31" table:formula="of:=ROUND(pressTM*1.1/2.5;0)*2.5" office:value-type="float" office:value="60" calcext:value-type="float">
            <text:p>60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formula="of:=ROUND(chinsTM/1.25;0)*1.25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squatTM*0.75/2.5;0)*2.5" office:value-type="float" office:value="100" calcext:value-type="float">
            <text:p>100</text:p>
          </table:table-cell>
          <table:table-cell table:style-name="ce20" office:value-type="float" office:value="3" calcext:value-type="float">
            <text:p>3</text:p>
          </table:table-cell>
          <table:table-cell table:style-name="ce25" table:formula="of:=ROUND(dipsTM/1.25;0)*1.25" office:value-type="float" office:value="17.5" calcext:value-type="float">
            <text:p>17,5</text:p>
          </table:table-cell>
          <table:table-cell/>
          <table:table-cell table:style-name="ce27"/>
          <table:table-cell table:style-name="ce32"/>
          <table:table-cell table:style-name="ce20" office:value-type="float" office:value="6" calcext:value-type="float">
            <text:p>6</text:p>
          </table:table-cell>
          <table:table-cell table:style-name="ce25" table:formula="of:=ROUND(chinsTM*0.4/1.25;0)*1.25" office:value-type="float" office:value="2.5" calcext:value-type="float">
            <text:p>2,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5/2.5;0)*2.5" office:value-type="float" office:value="72.5" calcext:value-type="float">
            <text:p>72,5</text:p>
          </table:table-cell>
          <table:table-cell table:style-name="ce20" office:value-type="float" office:value="6" calcext:value-type="float">
            <text:p>6</text:p>
          </table:table-cell>
          <table:table-cell table:style-name="ce25" table:formula="of:=ROUND(dipsTM*0.6/1.25;0)*1.25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5/2.5;0)*2.5" office:value-type="float" office:value="42.5" calcext:value-type="float">
            <text:p>42,5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chinsTM*0.8/1.25;0)*1.25" office:value-type="float" office:value="3.75" calcext:value-type="float">
            <text:p>3,75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squatTM*0.75/2.5;0)*2.5" office:value-type="float" office:value="100" calcext:value-type="float">
            <text:p>100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ROUND(dipsTM*0.8/1.25;0)*1.25" office:value-type="float" office:value="13.75" calcext:value-type="float">
            <text:p>13,75</text:p>
          </table:table-cell>
          <table:table-cell/>
          <table:table-cell table:style-name="ce27"/>
          <table:table-cell table:style-name="ce32"/>
          <table:table-cell table:style-name="ce21" office:value-type="float" office:value="6" calcext:value-type="float">
            <text:p>6</text:p>
          </table:table-cell>
          <table:table-cell table:style-name="ce26" table:formula="of:=ROUND(chinsTM*0.4/1.25;0)*1.25" office:value-type="float" office:value="2.5" calcext:value-type="float">
            <text:p>2,5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5/2.5;0)*2.5" office:value-type="float" office:value="72.5" calcext:value-type="float">
            <text:p>72,5</text:p>
          </table:table-cell>
          <table:table-cell table:style-name="ce21" office:value-type="float" office:value="6" calcext:value-type="float">
            <text:p>6</text:p>
          </table:table-cell>
          <table:table-cell table:style-name="ce26" table:formula="of:=ROUND(dipsTM*0.6/1.25;0)*1.25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5/2.5;0)*2.5" office:value-type="float" office:value="42.5" calcext:value-type="float">
            <text:p>42,5</text:p>
          </table:table-cell>
          <table:table-cell table:style-name="ce18" office:value-type="string" calcext:value-type="string">
            <text:p>Nedtrekk</text:p>
          </table:table-cell>
          <table:table-cell table:style-name="ce2" office:value-type="string" calcext:value-type="string">
            <text:p>Uthev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squatTM*0.75/2.5;0)*2.5" office:value-type="float" office:value="100" calcext:value-type="float">
            <text:p>100</text:p>
          </table:table-cell>
          <table:table-cell table:style-name="ce18" office:value-type="string" calcext:value-type="string">
            <text:p>Stangroing</text:p>
          </table:table-cell>
          <table:table-cell table:style-name="ce2" office:value-type="string" calcext:value-type="string">
            <text:p>Biceps</text:p>
          </table:table-cell>
          <table:table-cell/>
          <table:table-cell table:style-name="ce27"/>
          <table:table-cell table:style-name="ce32"/>
          <table:table-cell table:style-name="ce18" office:value-type="string" calcext:value-type="string">
            <text:p>Facepull</text:p>
          </table:table-cell>
          <table:table-cell table:style-name="ce2" office:value-type="string" calcext:value-type="string">
            <text:p>Skullcrushers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benchTM*0.75/2.5;0)*2.5" office:value-type="float" office:value="72.5" calcext:value-type="float">
            <text:p>72,5</text:p>
          </table:table-cell>
          <table:table-cell table:style-name="ce18" office:value-type="string" calcext:value-type="string">
            <text:p>T-bar row</text:p>
          </table:table-cell>
          <table:table-cell table:style-name="ce2" office:value-type="string" calcext:value-type="string">
            <text:p>Incline bench</text:p>
          </table:table-cell>
          <table:table-cell/>
          <table:table-cell table:style-name="ce14" office:value-type="string" calcext:value-type="string">
            <text:p>6-8</text:p>
          </table:table-cell>
          <table:table-cell table:style-name="ce31" table:formula="of:=ROUND(pressTM*0.75/2.5;0)*2.5" office:value-type="float" office:value="42.5" calcext:value-type="float">
            <text:p>42,5</text:p>
          </table:table-cell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/>
          <table:table-cell table:style-name="ce27"/>
          <table:table-cell table:style-name="ce28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3"/>
          <table:table-cell table:style-name="ce24" office:value-type="string" calcext:value-type="string">
            <text:p>5x10</text:p>
          </table:table-cell>
          <table:table-cell table:style-name="ce15" office:value-type="string" calcext:value-type="string">
            <text:p>5x10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oad" table:style-name="ta5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ay 1</text:p>
          </table:table-cell>
          <table:table-cell table:number-columns-repeated="4"/>
          <table:table-cell table:style-name="ce1" office:value-type="string" calcext:value-type="string">
            <text:p>Day 2</text:p>
          </table:table-cell>
          <table:table-cell table:number-columns-repeated="3"/>
          <table:table-cell table:style-name="ce33"/>
          <table:table-cell table:style-name="ce1" office:value-type="string" calcext:value-type="string">
            <text:p>Day 3</text:p>
          </table:table-cell>
          <table:table-cell table:number-columns-repeated="3"/>
          <table:table-cell table:style-name="ce33"/>
          <table:table-cell table:style-name="ce1" office:value-type="string" calcext:value-type="string">
            <text:p>Day 4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quat</text:p>
          </table:table-cell>
          <table:table-cell table:style-name="ce29"/>
          <table:table-cell table:style-name="ce2" office:value-type="string" calcext:value-type="string">
            <text:p>Bench</text:p>
          </table:table-cell>
          <table:table-cell table:number-columns-repeated="2"/>
          <table:table-cell table:style-name="ce2" office:value-type="string" calcext:value-type="string">
            <text:p>Deadlift</text:p>
          </table:table-cell>
          <table:table-cell table:style-name="ce29"/>
          <table:table-cell table:style-name="ce2" office:value-type="string" calcext:value-type="string">
            <text:p>Press</text:p>
          </table:table-cell>
          <table:table-cell/>
          <table:table-cell table:style-name="ce33"/>
          <table:table-cell table:style-name="ce2" office:value-type="string" calcext:value-type="string">
            <text:p>Bench</text:p>
          </table:table-cell>
          <table:table-cell table:style-name="ce29"/>
          <table:table-cell table:style-name="ce2" office:value-type="string" calcext:value-type="string">
            <text:p>Squat</text:p>
          </table:table-cell>
          <table:table-cell/>
          <table:table-cell table:style-name="ce33"/>
          <table:table-cell table:style-name="ce2" office:value-type="string" calcext:value-type="string">
            <text:p>Press</text:p>
          </table:table-cell>
          <table:table-cell table:style-name="ce29"/>
          <table:table-cell table:style-name="ce2" office:value-type="string" calcext:value-type="string">
            <text:p>Deadlift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style-name="ce33"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style-name="ce33"/>
          <table:table-cell office:value-type="string" calcext:value-type="string">
            <text:p>Reps</text:p>
          </table:table-cell>
          <table:table-cell table:style-name="ce29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squatTM*IF(deload=1;0.4;0.65)/2.5;0)*2.5" office:value-type="float" office:value="85" calcext:value-type="float">
            <text:p>8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benchTM*IF(deload=1;0.4;0.5)/2.5;0)*2.5" office:value-type="float" office:value="50" calcext:value-type="float">
            <text:p>50</text:p>
          </table:table-cell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deadliftTM*IF(deload=1;0.4;0.65)/2.5;0)*2.5" office:value-type="float" office:value="115" calcext:value-type="float">
            <text:p>11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pressTM*IF(deload=1;0.4;0.5)/2.5;0)*2.5" office:value-type="float" office:value="27.5" calcext:value-type="float">
            <text:p>2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benchTM*IF(deload=1;0.4;0.65)/2.5;0)*2.5" office:value-type="float" office:value="62.5" calcext:value-type="float">
            <text:p>6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squatTM*IF(deload=1;0.4;0.5)/2.5;0)*2.5" office:value-type="float" office:value="67.5" calcext:value-type="float">
            <text:p>6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pressTM*IF(deload=1;0.4;0.65)/2.5;0)*2.5" office:value-type="float" office:value="35" calcext:value-type="float">
            <text:p>3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deadliftTM*IF(deload=1;0.4;0.5)/2.5;0)*2.5" office:value-type="float" office:value="87.5" calcext:value-type="float">
            <text:p>87,5</text:p>
          </table:table-cell>
          <table:table-cell table:number-columns-repeated="1004"/>
        </table:table-row>
        <table:table-row table:style-name="ro1"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squatTM*IF(deload=1;0.5;0.75)/2.5;0)*2.5" office:value-type="float" office:value="100" calcext:value-type="float">
            <text:p>100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benchTM*IF(deload=1;0.4;0.5)/2.5;0)*2.5" office:value-type="float" office:value="50" calcext:value-type="float">
            <text:p>50</text:p>
          </table:table-cell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deadliftTM*IF(deload=1;0.5;0.75)/2.5;0)*2.5" office:value-type="float" office:value="132.5" calcext:value-type="float">
            <text:p>13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pressTM*IF(deload=1;0.4;0.5)/2.5;0)*2.5" office:value-type="float" office:value="27.5" calcext:value-type="float">
            <text:p>2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benchTM*IF(deload=1;0.5;0.75)/2.5;0)*2.5" office:value-type="float" office:value="72.5" calcext:value-type="float">
            <text:p>7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squatTM*IF(deload=1;0.4;0.5)/2.5;0)*2.5" office:value-type="float" office:value="67.5" calcext:value-type="float">
            <text:p>6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pressTM*IF(deload=1;0.5;0.75)/2.5;0)*2.5" office:value-type="float" office:value="42.5" calcext:value-type="float">
            <text:p>4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deadliftTM*IF(deload=1;0.4;0.5)/2.5;0)*2.5" office:value-type="float" office:value="87.5" calcext:value-type="float">
            <text:p>87,5</text:p>
          </table:table-cell>
          <table:table-cell table:number-columns-repeated="1004"/>
        </table:table-row>
        <table:table-row table:style-name="ro1"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squatTM*IF(deload=1;0.6;0.85)/2.5;0)*2.5" office:value-type="float" office:value="112.5" calcext:value-type="float">
            <text:p>11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benchTM*IF(deload=1;0.4;0.5)/2.5;0)*2.5" office:value-type="float" office:value="50" calcext:value-type="float">
            <text:p>50</text:p>
          </table:table-cell>
          <table:table-cell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deadliftTM*IF(deload=1;0.6;0.85)/2.5;0)*2.5" office:value-type="float" office:value="150" calcext:value-type="float">
            <text:p>150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pressTM*IF(deload=1;0.4;0.5)/2.5;0)*2.5" office:value-type="float" office:value="27.5" calcext:value-type="float">
            <text:p>2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benchTM*IF(deload=1;0.6;0.85)/2.5;0)*2.5" office:value-type="float" office:value="82.5" calcext:value-type="float">
            <text:p>82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squatTM*IF(deload=1;0.4;0.5)/2.5;0)*2.5" office:value-type="float" office:value="67.5" calcext:value-type="float">
            <text:p>67,5</text:p>
          </table:table-cell>
          <table:table-cell table:style-name="ce33"/>
          <table:table-cell table:style-name="ce13" table:formula="of:=IF(deload=1;5;3)" office:value-type="float" office:value="3" calcext:value-type="float">
            <text:p>3</text:p>
          </table:table-cell>
          <table:table-cell table:style-name="ce30" table:formula="of:=ROUND(pressTM*IF(deload=1;0.6;0.85)/2.5;0)*2.5" office:value-type="float" office:value="47.5" calcext:value-type="float">
            <text:p>47,5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ROUND(deadliftTM*IF(deload=1;0.4;0.5)/2.5;0)*2.5" office:value-type="float" office:value="87.5" calcext:value-type="float">
            <text:p>87,5</text:p>
          </table:table-cell>
          <table:table-cell table:number-columns-repeated="1004"/>
        </table:table-row>
        <table:table-row table:style-name="ro1">
          <table:table-cell/>
          <table:table-cell table:style-name="ce27"/>
          <table:table-cell table:style-name="ce32"/>
          <table:table-cell table:style-name="ce25" office:value-type="float" office:value="5" calcext:value-type="float">
            <text:p>5</text:p>
          </table:table-cell>
          <table:table-cell table:style-name="ce25" table:formula="of:=ROUND(benchTM*IF(deload=1;0.4;0.5)/2.5;0)*2.5" office:value-type="float" office:value="50" calcext:value-type="float">
            <text:p>50</text:p>
          </table:table-cell>
          <table:table-cell/>
          <table:table-cell table:style-name="ce27"/>
          <table:table-cell table:style-name="ce32"/>
          <table:table-cell table:style-name="ce25" office:value-type="float" office:value="5" calcext:value-type="float">
            <text:p>5</text:p>
          </table:table-cell>
          <table:table-cell table:style-name="ce25" table:formula="of:=ROUND(pressTM*IF(deload=1;0.4;0.5)/2.5;0)*2.5" office:value-type="float" office:value="27.5" calcext:value-type="float">
            <text:p>27,5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5" calcext:value-type="float">
            <text:p>5</text:p>
          </table:table-cell>
          <table:table-cell table:style-name="ce25" table:formula="of:=ROUND(squatTM*IF(deload=1;0.4;0.5)/2.5;0)*2.5" office:value-type="float" office:value="67.5" calcext:value-type="float">
            <text:p>67,5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5" calcext:value-type="float">
            <text:p>5</text:p>
          </table:table-cell>
          <table:table-cell table:style-name="ce25" table:formula="of:=ROUND(deadliftTM*IF(deload=1;0.4;0.5)/2.5;0)*2.5" office:value-type="float" office:value="87.5" calcext:value-type="float">
            <text:p>87,5</text:p>
          </table:table-cell>
          <table:table-cell table:number-columns-repeated="1004"/>
        </table:table-row>
        <table:table-row table:style-name="ro1">
          <table:table-cell/>
          <table:table-cell table:style-name="ce33"/>
          <table:table-cell table:style-name="ce32"/>
          <table:table-cell table:style-name="ce21" office:value-type="float" office:value="5" calcext:value-type="float">
            <text:p>5</text:p>
          </table:table-cell>
          <table:table-cell table:style-name="ce26" table:formula="of:=ROUND(benchTM*IF(deload=1;0.4;0.5)/2.5;0)*2.5" office:value-type="float" office:value="50" calcext:value-type="float">
            <text:p>50</text:p>
          </table:table-cell>
          <table:table-cell/>
          <table:table-cell table:style-name="ce33"/>
          <table:table-cell table:style-name="ce32"/>
          <table:table-cell table:style-name="ce21" office:value-type="float" office:value="5" calcext:value-type="float">
            <text:p>5</text:p>
          </table:table-cell>
          <table:table-cell table:style-name="ce26" table:formula="of:=ROUND(pressTM*IF(deload=1;0.4;0.5)/2.5;0)*2.5" office:value-type="float" office:value="27.5" calcext:value-type="float">
            <text:p>27,5</text:p>
          </table:table-cell>
          <table:table-cell table:style-name="ce33" table:number-columns-repeated="2"/>
          <table:table-cell table:style-name="ce32"/>
          <table:table-cell table:style-name="ce21" office:value-type="float" office:value="5" calcext:value-type="float">
            <text:p>5</text:p>
          </table:table-cell>
          <table:table-cell table:style-name="ce26" table:formula="of:=ROUND(squatTM*IF(deload=1;0.4;0.5)/2.5;0)*2.5" office:value-type="float" office:value="67.5" calcext:value-type="float">
            <text:p>67,5</text:p>
          </table:table-cell>
          <table:table-cell table:style-name="ce33" table:number-columns-repeated="2"/>
          <table:table-cell table:style-name="ce32"/>
          <table:table-cell table:style-name="ce21" office:value-type="float" office:value="5" calcext:value-type="float">
            <text:p>5</text:p>
          </table:table-cell>
          <table:table-cell table:style-name="ce26" table:formula="of:=ROUND(deadliftTM*IF(deload=1;0.4;0.5)/2.5;0)*2.5" office:value-type="float" office:value="87.5" calcext:value-type="float">
            <text:p>87,5</text:p>
          </table:table-cell>
          <table:table-cell table:number-columns-repeated="1004"/>
        </table:table-row>
        <table:table-row table:style-name="ro2">
          <table:table-cell/>
          <table:table-cell table:style-name="ce27"/>
          <table:table-cell table:style-name="ce32"/>
          <table:table-cell table:style-name="ce2" office:value-type="string" calcext:value-type="string">
            <text:p>Dips</text:p>
          </table:table-cell>
          <table:table-cell table:number-columns-repeated="2"/>
          <table:table-cell table:style-name="ce27"/>
          <table:table-cell table:style-name="ce32"/>
          <table:table-cell table:style-name="ce2" office:value-type="string" calcext:value-type="string">
            <text:p>Pull-ups</text:p>
          </table:table-cell>
          <table:table-cell/>
          <table:table-cell table:style-name="ce33"/>
          <table:table-cell table:style-name="ce27"/>
          <table:table-cell table:style-name="ce32"/>
          <table:table-cell table:style-name="ce2" office:value-type="string" calcext:value-type="string">
            <text:p>Dips</text:p>
          </table:table-cell>
          <table:table-cell/>
          <table:table-cell table:style-name="ce33"/>
          <table:table-cell table:style-name="ce27"/>
          <table:table-cell table:style-name="ce32"/>
          <table:table-cell table:style-name="ce2" office:value-type="string" calcext:value-type="string">
            <text:p>Chins</text:p>
          </table:table-cell>
          <table:table-cell table:number-columns-repeated="1005"/>
        </table:table-row>
        <table:table-row table:style-name="ro2">
          <table:table-cell/>
          <table:table-cell table:style-name="ce27"/>
          <table:table-cell table:style-name="ce3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/>
          <table:table-cell table:style-name="ce27"/>
          <table:table-cell table:style-name="ce3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style-name="ce33"/>
          <table:table-cell table:style-name="ce27"/>
          <table:table-cell table:style-name="ce3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style-name="ce33"/>
          <table:table-cell table:style-name="ce27"/>
          <table:table-cell table:style-name="ce32"/>
          <table:table-cell office:value-type="string" calcext:value-type="string">
            <text:p>Reps</text:p>
          </table:table-cell>
          <table:table-cell office:value-type="string" calcext:value-type="string">
            <text:p>Weight</text:p>
          </table:table-cell>
          <table:table-cell table:number-columns-repeated="1004"/>
        </table:table-row>
        <table:table-row table:style-name="ro1">
          <table:table-cell/>
          <table:table-cell table:style-name="ce27"/>
          <table:table-cell table:style-name="ce32"/>
          <table:table-cell table:style-name="ce13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/>
          <table:table-cell table:style-name="ce27"/>
          <table:table-cell table:style-name="ce32"/>
          <table:table-cell table:style-name="ce13" office:value-type="float" office:value="6" calcext:value-type="float">
            <text:p>6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13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13" office:value-type="float" office:value="8" calcext:value-type="float">
            <text:p>8</text:p>
          </table:table-cell>
          <table:table-cell table:style-name="ce25" office:value-type="string" calcext:value-type="string">
            <text:p>BW</text:p>
          </table:table-cell>
          <table:table-cell table:number-columns-repeated="1004"/>
        </table:table-row>
        <table:table-row table:style-name="ro1">
          <table:table-cell/>
          <table:table-cell table:style-name="ce27"/>
          <table:table-cell table:style-name="ce32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/>
          <table:table-cell table:style-name="ce27"/>
          <table:table-cell table:style-name="ce3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W</text:p>
          </table:table-cell>
          <table:table-cell table:number-columns-repeated="1004"/>
        </table:table-row>
        <table:table-row table:style-name="ro1">
          <table:table-cell/>
          <table:table-cell table:style-name="ce27"/>
          <table:table-cell table:style-name="ce32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/>
          <table:table-cell table:style-name="ce27"/>
          <table:table-cell table:style-name="ce3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W</text:p>
          </table:table-cell>
          <table:table-cell table:style-name="ce33"/>
          <table:table-cell table:style-name="ce27"/>
          <table:table-cell table:style-name="ce32"/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W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ce27"/>
          <table:table-cell table:style-name="ce33"/>
          <table:table-cell table:number-columns-repeated="3"/>
          <table:table-cell table:style-name="ce27"/>
          <table:table-cell table:style-name="ce33" table:number-columns-repeated="4"/>
          <table:table-cell table:style-name="ce27"/>
          <table:table-cell table:style-name="ce33" table:number-columns-repeated="4"/>
          <table:table-cell table:style-name="ce27"/>
          <table:table-cell table:style-name="ce33" table:number-columns-repeated="3"/>
          <table:table-cell table:number-columns-repeated="100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ddTMbench" table:base-cell-address="$Details.$A$1" table:cell-range-address="$Details.$E$7"/>
        <table:named-range table:name="addTMchins" table:base-cell-address="$Details.$A$1" table:cell-range-address="$Details.$H$7"/>
        <table:named-range table:name="addTMdeadlift" table:base-cell-address="$Details.$A$1" table:cell-range-address="$Details.$D$7"/>
        <table:named-range table:name="addTMdips" table:base-cell-address="$Details.$A$1" table:cell-range-address="$Details.$G$7"/>
        <table:named-range table:name="addTMpress" table:base-cell-address="$Details.$A$1" table:cell-range-address="$Details.$F$7"/>
        <table:named-range table:name="addTMsquat" table:base-cell-address="$Details.$A$1" table:cell-range-address="$Details.$C$7"/>
        <table:named-range table:name="benchPR" table:base-cell-address="$Details.$A$1" table:cell-range-address="$Details.$E$5"/>
        <table:named-range table:name="benchTM" table:base-cell-address="$Details.$A$1" table:cell-range-address="$Details.$E$6"/>
        <table:named-range table:name="bw" table:base-cell-address="$Details.$A$1" table:cell-range-address="$Details.$F$9"/>
        <table:named-range table:name="chinsPR" table:base-cell-address="$Details.$A$1" table:cell-range-address="$Details.$H$5"/>
        <table:named-range table:name="chinsTM" table:base-cell-address="$Details.$A$1" table:cell-range-address="$Details.$H$6"/>
        <table:named-range table:name="deadliftPR" table:base-cell-address="$Details.$A$1" table:cell-range-address="$Details.$D$5"/>
        <table:named-range table:name="deadliftTM" table:base-cell-address="$Details.$A$1" table:cell-range-address="$Details.$D$6"/>
        <table:named-range table:name="deload" table:base-cell-address="$Details.$A$1" table:cell-range-address="$Details.$C$13"/>
        <table:named-range table:name="dipsPR" table:base-cell-address="$Details.$A$1" table:cell-range-address="$Details.$G$5"/>
        <table:named-range table:name="dipsTM" table:base-cell-address="$Details.$A$1" table:cell-range-address="$Details.$G$6"/>
        <table:named-range table:name="fivepercent" table:base-cell-address="$Details.$A$1" table:cell-range-address="$Details.$C$10"/>
        <table:named-range table:name="pressPR" table:base-cell-address="$Details.$A$1" table:cell-range-address="$Details.$F$5"/>
        <table:named-range table:name="pressTM" table:base-cell-address="$Details.$A$1" table:cell-range-address="$Details.$F$6"/>
        <table:named-range table:name="squatfivepercent" table:base-cell-address="$Details.$A$1" table:cell-range-address="$Details.$C$19"/>
        <table:named-range table:name="squatPR" table:base-cell-address="$Details.$A$1" table:cell-range-address="$Details.$C$5"/>
        <table:named-range table:name="squatthreepercent" table:base-cell-address="$Details.$A$1" table:cell-range-address="$Details.$C$20"/>
        <table:named-range table:name="squatTM" table:base-cell-address="$Details.$A$1" table:cell-range-address="$Details.$C$6"/>
        <table:named-range table:name="squattwopercent" table:base-cell-address="$Details.$A$1" table:cell-range-address="$Details.$C$21"/>
        <table:named-range table:name="threepercent" table:base-cell-address="$Details.$A$1" table:cell-range-address="$Details.$C$11"/>
        <table:named-range table:name="TMpercent" table:base-cell-address="$Details.$A$1" table:cell-range-address="$Details.$C$9"/>
        <table:named-range table:name="twopercent" table:base-cell-address="$Details.$A$1" table:cell-range-address="$Details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0000" number:language="nb" number:country="NO">
      <number:number number:min-integer-digits="1"/>
    </number:number-style>
    <number:percentage-style style:name="N10010" number:language="nb" number:country="NO">
      <number:number number:decimal-places="0" number:min-integer-digits="1"/>
      <number:text>%</number:text>
    </number:percentage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nb" number:country="NO">
      <number:minutes number:style="long"/>
      <number:text>:</number:text>
      <number:seconds number:style="long"/>
    </number:time-style>
    <number:time-style style:name="N10139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nb" number:country="NO">
      <number:minutes number:style="long"/>
      <number:text>:</number:text>
      <number:seconds number:style="long" number:decimal-places="1"/>
    </number:time-style>
    <number:number-style style:name="N10141" number:language="nb" number:country="N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09:58:32.573057244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20_1" style:display-name="PageStyle_Week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ek_20_2" style:display-name="PageStyle_Week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ek_20_3" style:display-name="PageStyle_Week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oad" style:display-name="PageStyle_Delo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1:53:20.172868219</dc:date>
    <meta:generator>LibreOffice/4.2.8.2$Linux_X86_64 LibreOffice_project/420m0$Build-2</meta:generator>
    <meta:editing-duration>PT9H15M36S</meta:editing-duration>
    <meta:editing-cycles>25</meta:editing-cycles>
    <meta:document-statistic meta:table-count="5" meta:cell-count="830" meta:object-count="0"/>
  </office:meta>
</office:document-meta>
</file>